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3c1" officeooo:paragraph-rsid="000333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 flask-app</text:p>
      <text:p text:style-name="P1">cd flask-app</text:p>
      <text:p text:style-name="P1"/>
      <text:p text:style-name="P1">gedit app.py</text:p>
      <text:p text:style-name="P1"/>
      <text:p text:style-name="P1">&gt;&gt;&gt;&gt;&gt;app.py contents&lt;&lt;&lt;</text:p>
      <text:p text:style-name="P1"/>
      <text:p text:style-name="P1">from flask import Flask</text:p>
      <text:p text:style-name="P1"/>
      <text:p text:style-name="P1">app = Flask(__name__)</text:p>
      <text:p text:style-name="P1"/>
      <text:p text:style-name="P1">@app.route('/')</text:p>
      <text:p text:style-name="P1">def hello():</text:p>
      <text:p text:style-name="P1"><text:s text:c="4"/>return 'Hello from Flask!'</text:p>
      <text:p text:style-name="P1"/>
      <text:p text:style-name="P1">if __name__ == '__main__':</text:p>
      <text:p text:style-name="P1"><text:s text:c="4"/>app.run(debug=True, host='0.0.0.0', port=5000)</text:p>
      <text:p text:style-name="P1"/>
      <text:p text:style-name="P1">&gt;&gt;&gt;&gt;&gt;&gt;&gt;&gt;&lt;&lt;&lt;&lt;&lt;&lt;&lt;&lt;&lt;&lt;</text:p>
      <text:p text:style-name="P1"/>
      <text:p text:style-name="P1">gedit requirements.txt</text:p>
      <text:p text:style-name="P1"/>
      <text:p text:style-name="P1">&gt;&gt;&gt;&gt;&gt;&gt;&gt;&gt;requirements.txt contents&lt;&lt;&lt;&lt;&lt;&lt;&lt;</text:p>
      <text:p text:style-name="P1"/>
      <text:p text:style-name="P1">Flask==2.0.1</text:p>
      <text:p text:style-name="P1"/>
      <text:p text:style-name="P1">&gt;&gt;&gt;&gt;&gt;&gt;&gt;&gt;&gt;&gt;&lt;&lt;&lt;&lt;&lt;&lt;&lt;&lt;&lt;&lt;&lt;</text:p>
      <text:p text:style-name="P1"/>
      <text:p text:style-name="P1">gedit Dockerfile</text:p>
      <text:p text:style-name="P1"/>
      <text:p text:style-name="P1">&gt;&gt;&gt;&gt;&gt;&gt;&gt;&gt;&gt;Dockerfile contents&lt;&lt;&lt;&lt;&lt;&lt;&lt;&lt;&lt;&lt;&lt;</text:p>
      <text:p text:style-name="P1"/>
      <text:p text:style-name="P1">FROM python:3.9</text:p>
      <text:p text:style-name="P1"/>
      <text:p text:style-name="P1">WORKDIR /app</text:p>
      <text:p text:style-name="P1"/>
      <text:p text:style-name="P1">COPY requirements.txt requirements.txt</text:p>
      <text:p text:style-name="P1">RUN pip install -r requirements.txt</text:p>
      <text:p text:style-name="P1"/>
      <text:p text:style-name="P1">COPY . .</text:p>
      <text:p text:style-name="P1"/>
      <text:p text:style-name="P1">EXPOSE 5000</text:p>
      <text:p text:style-name="P1">CMD ["python", "app.py"]</text:p>
      <text:p text:style-name="P1"/>
      <text:p text:style-name="P1">&gt;&gt;&gt;&gt;&gt;&gt;&gt;&gt;&gt;&gt;&gt;&gt;&gt;&gt;&lt;&lt;&lt;&lt;&lt;&lt;&lt;&lt;&lt;&lt;&lt;&lt;&lt;&lt;&lt;</text:p>
      <text:p text:style-name="P1"/>
      <text:p text:style-name="P1">docker build -t my-flask-app .</text:p>
      <text:p text:style-name="P1">docker run -d --name flask-app -p 5000:5000 my-flask-app</text:p>
      <text:p text:style-name="P1"/>
      <text:p text:style-name="P1">cd ..</text:p>
      <text:p text:style-name="P1"/>
      <text:p text:style-name="P1">docker pull wordpress</text:p>
      <text:p text:style-name="P1"><text:soft-page-break/>docker run -d --name wordpress-app -p 8000:80 -e WORDPRESS_DB_HOST=db -e WORDPRESS_DB_USER=root -e WORDPRESS_DB_PASSWORD=password wordpress</text:p>
      <text:p text:style-name="P1"/>
      <text:p text:style-name="P1"/>
      <text:p text:style-name="P1">gedit nginx.conf</text:p>
      <text:p text:style-name="P1"/>
      <text:p text:style-name="P1">&gt;&gt;&gt;&gt;&gt;&gt;&gt;&gt;&gt;nginx.conf contents&lt;&lt;&lt;&lt;&lt;&lt;</text:p>
      <text:p text:style-name="P1"/>
      <text:p text:style-name="P1"># nginx.conf</text:p>
      <text:p text:style-name="P1"/>
      <text:p text:style-name="P1">http {</text:p>
      <text:p text:style-name="P1"><text:s text:c="4"/>upstream my_servers {</text:p>
      <text:p text:style-name="P1"><text:s text:c="8"/>server flask-app:5000;</text:p>
      <text:p text:style-name="P1"><text:s text:c="8"/>server wordpress-app:8000;</text:p>
      <text:p text:style-name="P1"><text:s text:c="4"/>}</text:p>
      <text:p text:style-name="P1"/>
      <text:p text:style-name="P1"><text:s text:c="4"/>server {</text:p>
      <text:p text:style-name="P1"><text:s text:c="8"/>listen 80;</text:p>
      <text:p text:style-name="P1"><text:s text:c="8"/>location / {</text:p>
      <text:p text:style-name="P1"><text:s text:c="12"/>proxy_pass http://my_servers;</text:p>
      <text:p text:style-name="P1"><text:s text:c="8"/>}</text:p>
      <text:p text:style-name="P1"><text:s text:c="4"/>}</text:p>
      <text:p text:style-name="P1">}</text:p>
      <text:p text:style-name="P1"/>
      <text:p text:style-name="P1">&gt;&gt;&gt;&gt;&gt;&gt;&gt;&gt;&gt;&gt;&gt;&lt;&lt;&lt;&lt;&lt;&lt;&lt;&lt;&lt;&lt;</text:p>
      <text:p text:style-name="P1"/>
      <text:p text:style-name="P1"/>
      <text:p text:style-name="P1">docker run -d -p 80:80 --name nginx-container -v ./:/etc/nginx nginx</text:p>
      <text:p text:style-name="P1"/>
      <text:p text:style-name="P1"/>
      <text:p text:style-name="P1"/>
      <text:p text:style-name="P1">Open a web browser and visit <text:span text:style-name="Source_20_Text">http://localhost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6:36:14.856267768</meta:creation-date>
    <dc:date>2023-12-14T16:44:25.956772215</dc:date>
    <meta:editing-duration>PT8M11S</meta:editing-duration>
    <meta:editing-cycles>1</meta:editing-cycles>
    <meta:document-statistic meta:table-count="0" meta:image-count="0" meta:object-count="0" meta:page-count="2" meta:paragraph-count="49" meta:word-count="142" meta:character-count="1233" meta:non-whitespace-character-count="1067"/>
    <meta:generator>LibreOffice/7.3.7.2$Linux_X86_64 LibreOffice_project/30$Build-2</meta:generator>
  </office:meta>
</office:document-meta>
</file>